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4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4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4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4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4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2 4 TQ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2016-09-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6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4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16-09-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string" calcext:value-type="string">
            <text:p>2014-09-0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string" calcext:value-type="string">
            <text:p>2018-01-1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string" calcext:value-type="string">
            <text:p>2018-01-1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string" calcext:value-type="string">
            <text:p>2014-09-0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R D2 3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 D2 3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 D2 3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 D2 4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 D2 4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 D2 4 P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4-09-0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1 D3 6 TQ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2017-09-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2020-01-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6-10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6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4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6-09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2016-10-0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TQ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6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7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7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TQ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4-09-0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6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7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3 6 TQ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2017-01-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2823" calcext:value-type="float">
            <text:p>2823</text:p>
          </table:table-cell>
          <table:table-cell office:value-type="string" calcext:value-type="string">
            <text:p>2014-09-01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3 TQ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4 TQ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4R TQ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6 TQ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2014-09-01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5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5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4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5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5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5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6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8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7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8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8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9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9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9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9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19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0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4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2 3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G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4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5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R DQ 6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9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6 TT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01-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7B P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1-10-0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1 D3 5 TQ</text:p>
          </table:table-cell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2022-01-15</text:p>
          </table:table-cell>
          <table:table-cell office:value-type="float" office:value="3084" calcext:value-type="float">
            <text:p>3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8:40:29.395552274</meta:creation-date>
    <dc:date>2022-05-17T18:40:45.996903686</dc:date>
    <meta:editing-duration>PT16S</meta:editing-duration>
    <meta:editing-cycles>1</meta:editing-cycles>
    <meta:document-statistic meta:table-count="1" meta:cell-count="1140" meta:object-count="0"/>
    <meta:generator>LibreOffice/6.4.7.2$Linux_X86_64 LibreOffice_project/40$Build-2</meta:generator>
  </office:meta>
</office:document-meta>
</file>